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paragraph-rsid="00131b5c"/>
    </style:style>
    <style:style style:name="P3" style:family="paragraph" style:parent-style-name="Text_20_body" style:list-style-name="L1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ZEJRZYSTY SPOSOB POLACZENIA STATUSOW NIOSKOW Z KLIENTAMI - </text:p>
      <text:p text:style-name="P2">pokazanie zachowan dla tych, ktorzy skladaja wiele wnioskow</text:p>
      <text:p text:style-name="Text_20_body"> </text:p>
      <text:list xml:id="list1071391793" text:style-name="L1">
        <text:list-item>
          <text:p text:style-name="P3">dla osob, które podrozuja czesto naturalne jest ze skladaja duzo wnioskow (sprawdzic % odrzuconych wnioskow dla tego klienta..) </text:p>
        </text:list-item>
        <text:list-item>
          <text:p text:style-name="P3">czy sa tacy, ktorzy skladaja duzo wnioskow i kazdy jest zaakceptowany ? czy to podejrzane ? </text:p>
        </text:list-item>
        <text:list-item>
          <text:p text:style-name="P3">jak wyglada relacja osoba zglaszajaca vs wniosek (np wiedza, ze lot sie opozni i kupuja wiele biletow..?) </text:p>
        </text:list-item>
        <text:list-item>
          <text:p text:style-name="P3">sprawdzic, gdzie jest luka, np. potencjalne wyludzenia, bug w systemie ? powielanie wnioskoe, akceptowanie z automatu, niedoskonalosci procesu </text:p>
        </text:list-item>
        <text:list-item>
          <text:p text:style-name="P3">osoby z tego samego lotu skladaja wniosek wielokrotnie </text:p>
        </text:list-item>
        <text:list-item>
          <text:p text:style-name="P3">okolicznosci sa takie, ze tych wnioskow jest za duzo z nienaturalnych powodow ? </text:p>
        </text:list-item>
        <text:list-item>
          <text:p text:style-name="P3">dowiedziec sie czy dane sa prawdziwe, czy np ktos na kogos sie powoluje </text:p>
        </text:list-item>
        <text:list-item>
          <text:p text:style-name="P1">czy posrednik lub linia lotnicza z jakiegos powodu ma wiecej takich wnioskow - np. linia jest ofirara lub istnieje zmowa, istnieje nieuczciwa konkurencja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6:08:56.845237082</meta:creation-date>
    <dc:date>2018-09-30T16:09:54.638563130</dc:date>
    <meta:editing-duration>PT58S</meta:editing-duration>
    <meta:editing-cycles>1</meta:editing-cycles>
    <meta:document-statistic meta:table-count="0" meta:image-count="0" meta:object-count="0" meta:page-count="1" meta:paragraph-count="11" meta:word-count="150" meta:character-count="959" meta:non-whitespace-character-count="817"/>
    <meta:generator>LibreOffice/6.0.6.2$Linux_X86_64 LibreOffice_project/00m0$Build-2</meta:generator>
  </office:meta>
</office:document-meta>
</file>